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cm" svg:height="1.9cm" svg:x="27.5cm" svg:y="3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7.6cm" svg:height="2cm" svg:x="25.6cm" svg:y="6cm">
          <text:p text:style-name="P1">Input (int) a, b, 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2.9cm" svg:height="2.8cm" svg:x="27.9cm" svg:y="9cm">
          <text:p text:style-name="P1">a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30.3cm" svg:y1="4.9cm" svg:x2="30.35cm" svg:y2="6cm" draw:start-shape="id1" draw:start-glue-point="8" draw:end-shape="id2" draw:end-glue-point="4" svg:d="m30300 4900 50 1100">
          <text:p/>
        </draw:connector>
        <draw:connector draw:style-name="gr2" draw:text-style-name="P1" draw:layer="layout" draw:type="line" svg:x1="29.4cm" svg:y1="8cm" svg:x2="29.35cm" svg:y2="9cm" draw:start-shape="id2" draw:start-glue-point="8" draw:end-shape="id3" draw:end-glue-point="4" svg:d="m29400 8000-50 1000">
          <text:p/>
        </draw:connector>
        <draw:connector draw:style-name="gr3" draw:text-style-name="P1" draw:layer="layout" svg:x1="30.8cm" svg:y1="10.4cm" svg:x2="54.85cm" svg:y2="15.7cm" draw:start-shape="id3" draw:start-glue-point="7" draw:end-shape="id4" draw:end-glue-point="5" svg:d="m30800 10400h24050v5300">
          <text:p text:style-name="P1">F</text:p>
        </draw:connector>
        <draw:connector draw:style-name="gr3" draw:text-style-name="P1" draw:layer="layout" svg:x1="27.9cm" svg:y1="10.4cm" svg:x2="25.95cm" svg:y2="14.4cm" draw:start-shape="id3" draw:start-glue-point="5" draw:end-shape="id5" draw:end-glue-point="4" svg:d="m27900 10400h-1950v4000">
          <text:p text:style-name="P1">T</text:p>
        </draw:connector>
        <draw:custom-shape draw:style-name="gr1" draw:text-style-name="P1" xml:id="id5" draw:id="id5" draw:layer="layout" svg:width="2.9cm" svg:height="2.8cm" svg:x="24.5cm" svg:y="14.4cm">
          <text:p text:style-name="P1">b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7.4cm" svg:y1="15.8cm" svg:x2="50.75cm" svg:y2="18.2cm" draw:start-shape="id5" draw:start-glue-point="7" draw:end-shape="id6" draw:end-glue-point="5" svg:d="m27400 15800h23350v2400">
          <text:p text:style-name="P1">F</text:p>
        </draw:connector>
        <draw:connector draw:style-name="gr3" draw:text-style-name="P1" draw:layer="layout" svg:x1="24.5cm" svg:y1="15.8cm" svg:x2="23.75cm" svg:y2="17.3cm" draw:start-shape="id5" draw:start-glue-point="5" draw:end-shape="id7" draw:end-glue-point="4" svg:d="m24500 15800h-750v1500">
          <text:p text:style-name="P1">T</text:p>
        </draw:connector>
        <draw:custom-shape draw:style-name="gr1" draw:text-style-name="P1" xml:id="id7" draw:id="id7" draw:layer="layout" svg:width="2.9cm" svg:height="2.8cm" svg:x="22.3cm" svg:y="17.3cm">
          <text:p text:style-name="P1">c&gt;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5.2cm" svg:y1="18.7cm" svg:x2="47.15cm" svg:y2="21cm" draw:start-shape="id7" draw:start-glue-point="7" draw:end-shape="id8" draw:end-glue-point="5" svg:d="m25200 18700h21950v2300">
          <text:p text:style-name="P1">F</text:p>
        </draw:connector>
        <draw:connector draw:style-name="gr3" draw:text-style-name="P1" draw:layer="layout" svg:x1="22.3cm" svg:y1="18.7cm" svg:x2="21.36cm" svg:y2="20.134cm" draw:start-shape="id7" draw:start-glue-point="5" draw:end-shape="id9" draw:end-glue-point="4" svg:d="m22300 18700h-940v1434">
          <text:p text:style-name="P1">T</text:p>
        </draw:connector>
        <draw:custom-shape draw:style-name="gr1" draw:text-style-name="P1" xml:id="id9" draw:id="id9" draw:layer="layout" svg:width="2.9cm" svg:height="2.8cm" svg:x="19.91cm" svg:y="20.134cm">
          <text:p text:style-name="P1">a&lt;b+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2.81cm" svg:y1="21.534cm" svg:x2="43.55cm" svg:y2="23.8cm" draw:start-shape="id9" draw:start-glue-point="7" draw:end-shape="id10" draw:end-glue-point="5" svg:d="m22810 21534h20740v2266">
          <text:p text:style-name="P1">F</text:p>
        </draw:connector>
        <draw:connector draw:style-name="gr3" draw:text-style-name="P1" draw:layer="layout" svg:x1="19.91cm" svg:y1="21.534cm" svg:x2="18.76cm" svg:y2="23.134cm" draw:start-shape="id9" draw:start-glue-point="5" draw:end-shape="id11" draw:end-glue-point="4" svg:d="m19910 21534h-1150v1600">
          <text:p text:style-name="P1">T</text:p>
        </draw:connector>
        <draw:custom-shape draw:style-name="gr1" draw:text-style-name="P1" xml:id="id11" draw:id="id11" draw:layer="layout" svg:width="2.9cm" svg:height="2.8cm" svg:x="17.31cm" svg:y="23.134cm">
          <text:p text:style-name="P1">b&lt;a+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0.21cm" svg:y1="24.534cm" svg:x2="40.15cm" svg:y2="26.8cm" draw:start-shape="id11" draw:start-glue-point="7" draw:end-shape="id12" draw:end-glue-point="5" svg:d="m20210 24534h19940v2266">
          <text:p text:style-name="P1">F</text:p>
        </draw:connector>
        <draw:connector draw:style-name="gr3" draw:text-style-name="P1" draw:layer="layout" svg:x1="17.31cm" svg:y1="24.534cm" svg:x2="16.06cm" svg:y2="26.134cm" draw:start-shape="id11" draw:start-glue-point="5" draw:end-shape="id13" draw:end-glue-point="4" svg:d="m17310 24534h-1250v1600">
          <text:p text:style-name="P1">T</text:p>
        </draw:connector>
        <draw:custom-shape draw:style-name="gr1" draw:text-style-name="P1" xml:id="id13" draw:id="id13" draw:layer="layout" svg:width="2.9cm" svg:height="2.8cm" svg:x="14.61cm" svg:y="26.134cm">
          <text:p text:style-name="P1">c&lt;b+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51cm" svg:y1="27.534cm" svg:x2="36.55cm" svg:y2="29.8cm" draw:start-shape="id13" draw:start-glue-point="7" draw:end-shape="id14" draw:end-glue-point="5" svg:d="m17510 27534h19040v2266">
          <text:p text:style-name="P1">F</text:p>
        </draw:connector>
        <draw:connector draw:style-name="gr3" draw:text-style-name="P1" draw:layer="layout" svg:x1="14.61cm" svg:y1="27.634cm" svg:x2="13.36cm" svg:y2="29.334cm" svg:d="m14610 27634h-1250v1700">
          <text:p text:style-name="P1">T</text:p>
        </draw:connector>
        <draw:custom-shape draw:style-name="gr1" draw:text-style-name="P1" xml:id="id15" draw:id="id15" draw:layer="layout" svg:width="2.9cm" svg:height="2.8cm" svg:x="11.91cm" svg:y="29.234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1.91cm" svg:y1="30.634cm" svg:x2="9.85cm" svg:y2="33.4cm" draw:start-shape="id15" draw:start-glue-point="5" draw:end-shape="id16" draw:end-glue-point="4" svg:d="m11910 30634h-2060v2766">
          <text:p text:style-name="P1">T</text:p>
        </draw:connector>
        <draw:connector draw:style-name="gr3" draw:text-style-name="P1" draw:layer="layout" svg:x1="14.81cm" svg:y1="30.634cm" svg:x2="25.148cm" svg:y2="32.9cm" draw:start-shape="id15" draw:start-glue-point="7" draw:end-shape="id17" draw:end-glue-point="4" svg:d="m14810 30634h10338v2266">
          <text:p text:style-name="P1">F</text:p>
        </draw:connector>
        <draw:custom-shape draw:style-name="gr1" draw:text-style-name="P1" xml:id="id17" draw:id="id17" draw:layer="layout" svg:width="2.9cm" svg:height="2.8cm" svg:x="23.698cm" svg:y="32.9cm">
          <text:p text:style-name="P1">b=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3.698cm" svg:y1="34.3cm" svg:x2="18.3cm" svg:y2="39.3cm" draw:start-shape="id17" draw:start-glue-point="5" draw:end-shape="id18" draw:end-glue-point="5" svg:d="m23698 34300h-5398v5000">
          <text:p text:style-name="P1">T</text:p>
        </draw:connector>
        <draw:connector draw:style-name="gr3" draw:text-style-name="P1" draw:layer="layout" svg:x1="26.598cm" svg:y1="34.3cm" svg:x2="29.048cm" svg:y2="35.734cm" draw:start-shape="id17" draw:start-glue-point="7" draw:end-shape="id19" draw:end-glue-point="4" svg:d="m26598 34300h2450v1434">
          <text:p text:style-name="P1">F</text:p>
        </draw:connector>
        <draw:custom-shape draw:style-name="gr1" draw:text-style-name="P1" xml:id="id16" draw:id="id16" draw:layer="layout" svg:width="2.9cm" svg:height="2.8cm" svg:x="8.4cm" svg:y="33.4cm">
          <text:p text:style-name="P1">b=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1.3cm" svg:y1="34.8cm" svg:x2="14cm" svg:y2="36.8cm" draw:start-shape="id16" draw:start-glue-point="7" draw:end-shape="id20" draw:end-glue-point="5" svg:d="m11300 34800h2700v2000">
          <text:p text:style-name="P1">F</text:p>
        </draw:connector>
        <draw:connector draw:style-name="gr3" draw:text-style-name="P1" draw:layer="layout" svg:x1="8.4cm" svg:y1="34.8cm" svg:x2="5.7cm" svg:y2="36.9cm" draw:start-shape="id16" draw:start-glue-point="5" draw:end-shape="id21" draw:end-glue-point="5" svg:d="m8400 34800h-2700v2100">
          <text:p text:style-name="P1">T</text:p>
        </draw:connector>
        <draw:custom-shape draw:style-name="gr1" draw:text-style-name="P1" xml:id="id19" draw:id="id19" draw:layer="layout" svg:width="2.9cm" svg:height="2.8cm" svg:x="27.598cm" svg:y="35.734cm">
          <text:p text:style-name="P1">a=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30.498cm" svg:y1="37.134cm" svg:x2="32.95cm" svg:y2="40.2cm" draw:start-shape="id19" draw:start-glue-point="7" draw:end-shape="id22" draw:end-glue-point="4" svg:d="m30498 37134h2452v3066">
          <text:p text:style-name="P1">F</text:p>
        </draw:connector>
        <draw:connector draw:style-name="gr3" draw:text-style-name="P1" draw:layer="layout" svg:x1="27.598cm" svg:y1="37.134cm" svg:x2="26cm" svg:y2="39.2cm" draw:start-shape="id19" draw:start-glue-point="5" draw:end-shape="id23" draw:end-glue-point="5" svg:d="m27598 37134h-1598v2066">
          <text:p text:style-name="P1">T</text:p>
        </draw:connector>
        <draw:custom-shape draw:style-name="gr1" draw:text-style-name="P1" xml:id="id18" draw:id="id18" draw:layer="layout" svg:width="8.2cm" svg:height="2cm" svg:x="14.2cm" svg:y="39.3cm">
          <text:p text:style-name="P1">Output</text:p>
          <text:p text:style-name="P1">“isosceles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3" draw:id="id23" draw:layer="layout" svg:width="8.2cm" svg:height="2cm" svg:x="21.9cm" svg:y="39.2cm">
          <text:p text:style-name="P1">Output</text:p>
          <text:p text:style-name="P1">“isosceles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0" draw:id="id20" draw:layer="layout" svg:width="8.2cm" svg:height="2cm" svg:x="9.9cm" svg:y="36.8cm">
          <text:p text:style-name="P1">Output</text:p>
          <text:p text:style-name="P1">“isosceles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1" draw:id="id21" draw:layer="layout" svg:width="9cm" svg:height="2cm" svg:x="1.2cm" svg:y="36.9cm">
          <text:p text:style-name="P1">Output</text:p>
          <text:p text:style-name="P1">“equilateral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2" draw:id="id22" draw:layer="layout" svg:width="7.6cm" svg:height="2cm" svg:x="28.2cm" svg:y="40.2cm">
          <text:p text:style-name="P1">Output</text:p>
          <text:p text:style-name="P1">“scalene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4" draw:id="id24" draw:layer="layout" svg:width="1cm" svg:height="1cm" svg:x="26.2cm" svg:y="4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1.05cm" svg:y1="42.2cm" svg:x2="27.2cm" svg:y2="44.2cm" draw:start-shape="id22" draw:start-glue-point="7" draw:end-shape="id24" draw:end-glue-point="10" svg:d="m31050 42200v2000h-3850">
          <text:p/>
        </draw:connector>
        <draw:connector draw:style-name="gr2" draw:text-style-name="P1" draw:layer="layout" svg:x1="24.975cm" svg:y1="41.2cm" svg:x2="26.2cm" svg:y2="44.2cm" draw:start-shape="id23" draw:start-glue-point="7" draw:end-shape="id24" draw:end-glue-point="6" svg:d="m24975 41200v3000h1225">
          <text:p/>
        </draw:connector>
        <draw:custom-shape draw:style-name="gr4" draw:text-style-name="P1" xml:id="id25" draw:id="id25" draw:layer="layout" svg:width="1cm" svg:height="1cm" svg:x="24cm" svg:y="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8.3cm" svg:y1="41.3cm" svg:x2="24cm" svg:y2="45.5cm" draw:start-shape="id18" draw:start-glue-point="8" draw:end-shape="id25" draw:end-glue-point="6" svg:d="m18300 41300v4200h5700">
          <text:p/>
        </draw:connector>
        <draw:connector draw:style-name="gr2" draw:text-style-name="P1" draw:layer="layout" svg:x1="26.7cm" svg:y1="44.7cm" svg:x2="25cm" svg:y2="45.5cm" draw:start-shape="id24" draw:start-glue-point="8" draw:end-shape="id25" draw:end-glue-point="10" svg:d="m26700 44700v800h-1700">
          <text:p/>
        </draw:connector>
        <draw:custom-shape draw:style-name="gr4" draw:text-style-name="P1" xml:id="id26" draw:id="id26" draw:layer="layout" svg:width="1cm" svg:height="1cm" svg:x="8.5cm" svg:y="4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75cm" svg:y1="38.8cm" svg:x2="9.5cm" svg:y2="41.4cm" draw:start-shape="id20" draw:start-glue-point="7" draw:end-shape="id26" draw:end-glue-point="10" svg:d="m12975 38800v2600h-3475">
          <text:p/>
        </draw:connector>
        <draw:connector draw:style-name="gr2" draw:text-style-name="P1" draw:layer="layout" svg:x1="5.7cm" svg:y1="38.9cm" svg:x2="8.5cm" svg:y2="41.4cm" draw:start-shape="id21" draw:start-glue-point="8" draw:end-shape="id26" draw:end-glue-point="6" svg:d="m5700 38900v2500h2800">
          <text:p/>
        </draw:connector>
        <draw:custom-shape draw:style-name="gr4" draw:text-style-name="P1" xml:id="id27" draw:id="id27" draw:layer="layout" svg:width="1cm" svg:height="1cm" svg:x="11.9cm" svg:y="4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cm" svg:y1="41.9cm" svg:x2="11.9cm" svg:y2="47.1cm" draw:start-shape="id26" draw:start-glue-point="8" draw:end-shape="id27" draw:end-glue-point="6" svg:d="m9000 41900v5200h2900">
          <text:p/>
        </draw:connector>
        <draw:connector draw:style-name="gr2" draw:text-style-name="P1" draw:layer="layout" svg:x1="24.5cm" svg:y1="46cm" svg:x2="12.9cm" svg:y2="47.1cm" draw:start-shape="id25" draw:start-glue-point="8" draw:end-shape="id27" draw:end-glue-point="10" svg:d="m24500 46000v1100h-11600">
          <text:p/>
        </draw:connector>
        <draw:custom-shape draw:style-name="gr1" draw:text-style-name="P1" xml:id="id14" draw:id="id14" draw:layer="layout" svg:width="6.5cm" svg:height="2cm" svg:x="33.3cm" svg:y="29.8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2" draw:id="id12" draw:layer="layout" svg:width="6.5cm" svg:height="2cm" svg:x="36.9cm" svg:y="26.8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8" draw:id="id8" draw:layer="layout" svg:width="6.5cm" svg:height="2cm" svg:x="43.9cm" svg:y="21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6.5cm" svg:height="2cm" svg:x="47.5cm" svg:y="18.2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8" draw:id="id28" draw:layer="layout" svg:width="5.2cm" svg:height="3cm" svg:x="9.839cm" svg:y="49.1cm">
          <text:p text:style-name="P1">a*a=b*b+c*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039cm" svg:y1="50.6cm" svg:x2="16.1cm" svg:y2="51.9cm" draw:start-shape="id28" draw:start-glue-point="7" draw:end-shape="id29" draw:end-glue-point="4" svg:d="m15039 50600h1061v1300">
          <text:p text:style-name="P1">F</text:p>
        </draw:connector>
        <draw:connector draw:style-name="gr3" draw:text-style-name="P1" draw:layer="layout" svg:x1="9.839cm" svg:y1="50.6cm" svg:x2="7.4cm" svg:y2="52cm" draw:start-shape="id28" draw:start-glue-point="5" draw:end-shape="id30" draw:end-glue-point="4" svg:d="m9839 50600h-2439v1400">
          <text:p text:style-name="P1">T</text:p>
        </draw:connector>
        <draw:connector draw:style-name="gr2" draw:text-style-name="P1" draw:layer="layout" draw:type="line" svg:x1="12.4cm" svg:y1="47.6cm" svg:x2="12.439cm" svg:y2="49.1cm" draw:start-shape="id27" draw:start-glue-point="8" draw:end-shape="id28" draw:end-glue-point="4" svg:d="m12400 47600 39 1500">
          <text:p/>
        </draw:connector>
        <draw:custom-shape draw:style-name="gr1" draw:text-style-name="P1" xml:id="id29" draw:id="id29" draw:layer="layout" svg:width="5.2cm" svg:height="3cm" svg:x="13.5cm" svg:y="51.9cm">
          <text:p text:style-name="P1">b*b=a*a+c*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8.7cm" svg:y1="53.4cm" svg:x2="25.9cm" svg:y2="54.2cm" draw:start-shape="id29" draw:start-glue-point="7" draw:end-shape="id31" draw:end-glue-point="4" svg:d="m18700 53400h7200v800">
          <text:p text:style-name="P1">F</text:p>
        </draw:connector>
        <draw:connector draw:style-name="gr3" draw:text-style-name="P1" draw:layer="layout" svg:x1="13.5cm" svg:y1="53.4cm" svg:x2="12.7cm" svg:y2="56.9cm" draw:start-shape="id29" draw:start-glue-point="5" draw:end-shape="id32" draw:end-glue-point="4" svg:d="m13500 53400h-800v3500">
          <text:p text:style-name="P1">T</text:p>
        </draw:connector>
        <draw:custom-shape draw:style-name="gr1" draw:text-style-name="P1" xml:id="id31" draw:id="id31" draw:layer="layout" svg:width="5.2cm" svg:height="3cm" svg:x="23.3cm" svg:y="54.2cm">
          <text:p text:style-name="P1">c*c=b*b+a*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8.5cm" svg:y1="55.7cm" svg:x2="30cm" svg:y2="58.2cm" draw:start-shape="id31" draw:start-glue-point="7" draw:end-shape="id33" draw:end-glue-point="5" svg:d="m28500 55700h1500v2500">
          <text:p text:style-name="P1">F</text:p>
        </draw:connector>
        <draw:connector draw:style-name="gr3" draw:text-style-name="P1" draw:layer="layout" svg:x1="23.3cm" svg:y1="55.7cm" svg:x2="22.6cm" svg:y2="58.3cm" draw:start-shape="id31" draw:start-glue-point="5" draw:end-shape="id34" draw:end-glue-point="4" svg:d="m23300 55700h-700v2600">
          <text:p text:style-name="P1">T</text:p>
        </draw:connector>
        <draw:custom-shape draw:style-name="gr1" draw:text-style-name="P1" xml:id="id30" draw:id="id30" draw:layer="layout" svg:width="8.8cm" svg:height="2.4cm" svg:x="1.9cm" svg:y="52cm">
          <text:p text:style-name="P1">Output</text:p>
          <text:p text:style-name="P1">“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2" draw:id="id32" draw:layer="layout" svg:width="8.8cm" svg:height="2.4cm" svg:x="7.2cm" svg:y="56.9cm">
          <text:p text:style-name="P1">Output</text:p>
          <text:p text:style-name="P1">“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4" draw:id="id34" draw:layer="layout" svg:width="8.8cm" svg:height="2.4cm" svg:x="17.1cm" svg:y="58.3cm">
          <text:p text:style-name="P1">Output</text:p>
          <text:p text:style-name="P1">“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3" draw:id="id33" draw:layer="layout" svg:width="10.8cm" svg:height="2.4cm" svg:x="24.6cm" svg:y="58.2cm">
          <text:p text:style-name="P1">Output</text:p>
          <text:p text:style-name="P1">“non-rectangular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5" draw:id="id35" draw:layer="layout" svg:width="1cm" svg:height="1cm" svg:x="24.1cm" svg:y="6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5cm" svg:y1="60.7cm" svg:x2="24.1cm" svg:y2="63.3cm" draw:start-shape="id34" draw:start-glue-point="8" draw:end-shape="id35" draw:end-glue-point="6" svg:d="m21500 60700v2600h2600">
          <text:p/>
        </draw:connector>
        <draw:connector draw:style-name="gr2" draw:text-style-name="P1" draw:layer="layout" svg:x1="28.65cm" svg:y1="60.6cm" svg:x2="25.1cm" svg:y2="63.3cm" draw:start-shape="id33" draw:start-glue-point="7" draw:end-shape="id35" draw:end-glue-point="10" svg:d="m28650 60600v2700h-3550">
          <text:p/>
        </draw:connector>
        <draw:custom-shape draw:style-name="gr4" draw:text-style-name="P1" xml:id="id36" draw:id="id36" draw:layer="layout" svg:width="1cm" svg:height="1cm" svg:x="16.7cm" svg:y="6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6cm" svg:y1="59.3cm" svg:x2="16.7cm" svg:y2="66cm" draw:start-shape="id32" draw:start-glue-point="8" draw:end-shape="id36" draw:end-glue-point="6" svg:d="m11600 59300v6700h5100">
          <text:p/>
        </draw:connector>
        <draw:connector draw:style-name="gr2" draw:text-style-name="P1" draw:layer="layout" svg:x1="24.6cm" svg:y1="63.8cm" svg:x2="17.7cm" svg:y2="66cm" draw:start-shape="id35" draw:start-glue-point="8" draw:end-shape="id36" draw:end-glue-point="10" svg:d="m24600 63800v2200h-6900">
          <text:p/>
        </draw:connector>
        <draw:custom-shape draw:style-name="gr4" draw:text-style-name="P1" xml:id="id37" draw:id="id37" draw:layer="layout" svg:width="1cm" svg:height="1cm" svg:x="10.4cm" svg:y="6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cm" svg:y1="54.4cm" svg:x2="10.4cm" svg:y2="67.7cm" draw:start-shape="id30" draw:start-glue-point="7" draw:end-shape="id37" draw:end-glue-point="6" svg:d="m5200 54400v13300h5200">
          <text:p/>
        </draw:connector>
        <draw:connector draw:style-name="gr2" draw:text-style-name="P1" draw:layer="layout" svg:x1="17.2cm" svg:y1="66.5cm" svg:x2="11.4cm" svg:y2="67.7cm" draw:start-shape="id36" draw:start-glue-point="8" draw:end-shape="id37" draw:end-glue-point="10" svg:d="m17200 66500v1200h-5800">
          <text:p/>
        </draw:connector>
        <draw:custom-shape draw:style-name="gr1" draw:text-style-name="P1" xml:id="id4" draw:id="id4" draw:layer="layout" svg:width="6.5cm" svg:height="2cm" svg:x="51.6cm" svg:y="15.7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8" draw:id="id38" draw:layer="layout" svg:width="1cm" svg:height="1cm" svg:x="23.1cm" svg:y="6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9cm" svg:y1="68.2cm" svg:x2="23.1cm" svg:y2="69.1cm" draw:start-shape="id37" draw:start-glue-point="8" draw:end-shape="id38" draw:end-glue-point="6" svg:d="m10900 68200v900h12200">
          <text:p/>
        </draw:connector>
        <draw:connector draw:style-name="gr2" draw:text-style-name="P1" draw:layer="layout" svg:x1="36.55cm" svg:y1="31.8cm" svg:x2="24.1cm" svg:y2="69.1cm" draw:start-shape="id14" draw:start-glue-point="8" draw:end-shape="id38" draw:end-glue-point="10" svg:d="m36550 31800v37300h-12450">
          <text:p/>
        </draw:connector>
        <draw:custom-shape draw:style-name="gr1" draw:text-style-name="P1" xml:id="id10" draw:id="id10" draw:layer="layout" svg:width="6.5cm" svg:height="2cm" svg:x="40.3cm" svg:y="23.8cm">
          <text:p text:style-name="P1">Output</text:p>
          <text:p text:style-name="P1">“not a triangl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9" draw:id="id39" draw:layer="layout" svg:width="1cm" svg:height="1cm" svg:x="28.1cm" svg:y="7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3.6cm" svg:y1="69.6cm" svg:x2="28.1cm" svg:y2="71cm" draw:start-shape="id38" draw:start-glue-point="8" draw:end-shape="id39" draw:end-glue-point="6" svg:d="m23600 69600v1400h4500">
          <text:p/>
        </draw:connector>
        <draw:connector draw:style-name="gr2" draw:text-style-name="P1" draw:layer="layout" svg:x1="40.15cm" svg:y1="28.8cm" svg:x2="29.1cm" svg:y2="71cm" draw:start-shape="id12" draw:start-glue-point="8" draw:end-shape="id39" draw:end-glue-point="10" svg:d="m40150 28800v42200h-11050">
          <text:p/>
        </draw:connector>
        <draw:custom-shape draw:style-name="gr4" draw:text-style-name="P1" xml:id="id40" draw:id="id40" draw:layer="layout" svg:width="1cm" svg:height="1cm" svg:x="33cm" svg:y="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8.6cm" svg:y1="71.5cm" svg:x2="33cm" svg:y2="72.5cm" draw:start-shape="id39" draw:start-glue-point="8" draw:end-shape="id40" draw:end-glue-point="6" svg:d="m28600 71500v1000h4400">
          <text:p/>
        </draw:connector>
        <draw:connector draw:style-name="gr2" draw:text-style-name="P1" draw:layer="layout" svg:x1="43.55cm" svg:y1="25.8cm" svg:x2="34cm" svg:y2="72.5cm" draw:start-shape="id10" draw:start-glue-point="8" draw:end-shape="id40" draw:end-glue-point="10" svg:d="m43550 25800v46700h-9550">
          <text:p/>
        </draw:connector>
        <draw:custom-shape draw:style-name="gr4" draw:text-style-name="P1" xml:id="id41" draw:id="id41" draw:layer="layout" svg:width="1cm" svg:height="1cm" svg:x="37.1cm" svg:y="7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3.5cm" svg:y1="73cm" svg:x2="37.1cm" svg:y2="73.9cm" draw:start-shape="id40" draw:start-glue-point="8" draw:end-shape="id41" draw:end-glue-point="6" svg:d="m33500 73000v900h3600">
          <text:p/>
        </draw:connector>
        <draw:connector draw:style-name="gr2" draw:text-style-name="P1" draw:layer="layout" svg:x1="47.15cm" svg:y1="23cm" svg:x2="38.1cm" svg:y2="73.9cm" draw:start-shape="id8" draw:start-glue-point="8" draw:end-shape="id41" draw:end-glue-point="10" svg:d="m47150 23000v50900h-9050">
          <text:p/>
        </draw:connector>
        <draw:custom-shape draw:style-name="gr4" draw:text-style-name="P1" xml:id="id42" draw:id="id42" draw:layer="layout" svg:width="1cm" svg:height="1cm" svg:x="42.199cm" svg:y="7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7.6cm" svg:y1="74.4cm" svg:x2="42.199cm" svg:y2="75.299cm" draw:start-shape="id41" draw:start-glue-point="8" draw:end-shape="id42" draw:end-glue-point="6" svg:d="m37600 74400v899h4599">
          <text:p/>
        </draw:connector>
        <draw:connector draw:style-name="gr2" draw:text-style-name="P1" draw:layer="layout" svg:x1="50.75cm" svg:y1="20.2cm" svg:x2="43.199cm" svg:y2="75.299cm" draw:start-shape="id6" draw:start-glue-point="8" draw:end-shape="id42" draw:end-glue-point="10" svg:d="m50750 20200v55099h-7551">
          <text:p/>
        </draw:connector>
        <draw:custom-shape draw:style-name="gr4" draw:text-style-name="P1" xml:id="id43" draw:id="id43" draw:layer="layout" svg:width="1cm" svg:height="1cm" svg:x="45.5cm" svg:y="7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2.699cm" svg:y1="75.799cm" svg:x2="45.5cm" svg:y2="77.4cm" draw:start-shape="id42" draw:start-glue-point="8" draw:end-shape="id43" draw:end-glue-point="6" svg:d="m42699 75799v1601h2801">
          <text:p/>
        </draw:connector>
        <draw:connector draw:style-name="gr2" draw:text-style-name="P1" draw:layer="layout" svg:x1="54.85cm" svg:y1="17.7cm" svg:x2="46.5cm" svg:y2="77.4cm" draw:start-shape="id4" draw:start-glue-point="8" draw:end-shape="id43" draw:end-glue-point="10" svg:d="m54850 17700v59700h-8350">
          <text:p/>
        </draw:connector>
        <draw:custom-shape draw:style-name="gr1" draw:text-style-name="P1" xml:id="id44" draw:id="id44" draw:layer="layout" svg:width="5.6cm" svg:height="1.9cm" svg:x="43.2cm" svg:y="79.9cm">
          <text:p text:style-name="P1">Sto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6cm" svg:y1="77.9cm" svg:x2="46cm" svg:y2="79.9cm" draw:start-shape="id43" draw:start-glue-point="8" draw:end-shape="id44" draw:end-glue-point="4" svg:d="m46000 779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mer Saadeh</meta:initial-creator>
    <meta:creation-date>2012-03-19T19:43:37</meta:creation-date>
    <dc:date>2012-03-19T21:03:04</dc:date>
    <dc:creator>Tamer Saadeh</dc:creator>
    <meta:editing-duration>PT30M49S</meta:editing-duration>
    <meta:editing-cycles>5</meta:editing-cycles>
    <meta:generator>LibreOffice/3.5$Linux_X86_64 LibreOffice_project/350m1$Build-13</meta:generator>
    <meta:document-statistic meta:object-count="100"/>
  </office:meta>
</office:document-meta>
</file>